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bg" fo:country="BG"/>
    </style:style>
    <style:style style:name="T3" style:family="text">
      <style:text-properties fo:language="bg" fo:country="BG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tegories</text:p>
      <text:p text:style-name="P1"/>
      <text:p text:style-name="P1"/>
      <text:p text:style-name="P1">1).id</text:p>
      <text:p text:style-name="P1">2).name -<text:span text:style-name="T3">Име на категорията</text:span></text:p>
      <text:p text:style-name="P1">3).info - <text:span text:style-name="T3">Кратка информация за категорията</text:span></text:p>
      <text:p text:style-name="P2">4).date-<text:span text:style-name="T2"> </text:span><text:span text:style-name="T3">Дата на създашане на категорията</text:span></text:p>
      <text:p text:style-name="P2">5).active-<text:span text:style-name="T1"> </text:span><text:span text:style-name="T3">Активна или НЕ активна категори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9T15:58:55.77</meta:creation-date>
    <meta:document-statistic meta:table-count="0" meta:image-count="0" meta:object-count="0" meta:page-count="1" meta:paragraph-count="6" meta:word-count="24" meta:character-count="168"/>
    <dc:date>2014-09-29T16:22:54.38</dc:date>
    <meta:editing-duration>PT8M48S</meta:editing-duration>
    <meta:editing-cycles>1</meta:editing-cycles>
    <meta:generator>OpenOffice/4.1.1$Win32 OpenOffice.org_project/411m6$Build-9775</meta:generator>
  </office:meta>
</office:document-meta>
</file>